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9.89cm" svg:x2="24.177cm" svg:y2="9.89cm">
          <text:p/>
        </draw:line>
        <draw:line draw:style-name="gr2" draw:text-style-name="P1" draw:layer="layout" svg:x1="3.14cm" svg:y1="9.928cm" svg:x2="3.14cm" svg:y2="11.516cm">
          <text:p/>
        </draw:line>
        <draw:frame draw:style-name="gr3" draw:text-style-name="P2" draw:layer="layout" svg:width="2.223cm" svg:height="1.27cm" svg:x="2.087cm" svg:y="11.595cm">
          <draw:text-box>
            <text:p>IVWR</text:p>
          </draw:text-box>
        </draw:frame>
        <draw:line draw:style-name="gr2" draw:text-style-name="P1" draw:layer="layout" svg:x1="23.422cm" svg:y1="9.928cm" svg:x2="23.422cm" svg:y2="11.516cm">
          <text:p/>
        </draw:line>
        <draw:frame draw:style-name="gr4" draw:text-style-name="P2" draw:layer="layout" svg:width="3.412cm" svg:height="1.673cm" svg:x="22.99cm" svg:y="11.709cm">
          <draw:text-box>
            <text:p>MRAID</text:p>
          </draw:text-box>
        </draw:frame>
        <draw:line draw:style-name="gr2" draw:text-style-name="P1" draw:layer="layout" svg:x1="22.922cm" svg:y1="8.328cm" svg:x2="22.922cm" svg:y2="9.916cm">
          <text:p/>
        </draw:line>
        <draw:frame draw:style-name="gr3" draw:text-style-name="P2" draw:layer="layout" svg:width="2.54cm" svg:height="1.27cm" svg:x="22.49cm" svg:y="5.832cm">
          <draw:text-box>
            <text:p>OMR</text:p>
          </draw:text-box>
        </draw:frame>
        <draw:line draw:style-name="gr2" draw:text-style-name="P1" draw:layer="layout" svg:x1="22.922cm" svg:y1="9.928cm" svg:x2="22.907cm" svg:y2="13.382cm">
          <text:p/>
        </draw:line>
        <draw:frame draw:style-name="gr3" draw:text-style-name="P2" draw:layer="layout" svg:width="3.175cm" svg:height="1.673cm" svg:x="22.537cm" svg:y="13.5cm">
          <draw:text-box>
            <text:p>Debiased IVWR</text:p>
          </draw:text-box>
        </draw:frame>
        <draw:line draw:style-name="gr2" draw:text-style-name="P1" draw:layer="layout" svg:x1="22.923cm" svg:y1="6.528cm" svg:x2="22.908cm" svg:y2="9.982cm">
          <text:p/>
        </draw:line>
        <draw:frame draw:style-name="gr4" draw:text-style-name="P2" draw:layer="layout" svg:width="5.18cm" svg:height="1.673cm" svg:x="21.22cm" svg:y="3.227cm">
          <draw:text-box>
            <text:p>moPMR-Egger</text:p>
          </draw:text-box>
        </draw:frame>
        <draw:line draw:style-name="gr2" draw:text-style-name="P1" draw:layer="layout" svg:x1="21.022cm" svg:y1="9.928cm" svg:x2="21.022cm" svg:y2="11.516cm">
          <text:p/>
        </draw:line>
        <draw:frame draw:style-name="gr5" draw:text-style-name="P2" draw:layer="layout" svg:width="2.578cm" svg:height="3.095cm" svg:x="20.647cm" svg:y="11.677cm">
          <draw:text-box>
            <text:p>PMR-Egger</text:p>
          </draw:text-box>
        </draw:frame>
        <draw:frame draw:style-name="gr4" draw:text-style-name="P2" draw:layer="layout" svg:width="2.857cm" svg:height="1.673cm" svg:x="19.097cm" svg:y="13.45cm">
          <draw:text-box>
            <text:p>CAUSE</text:p>
          </draw:text-box>
        </draw:frame>
        <draw:line draw:style-name="gr2" draw:text-style-name="P1" draw:layer="layout" svg:x1="3.54cm" svg:y1="9.228cm" svg:x2="3.55cm" svg:y2="9.96cm">
          <text:p/>
        </draw:line>
        <draw:frame draw:style-name="gr6" draw:text-style-name="P4" draw:layer="layout" svg:width="3.378cm" svg:height="0.962cm" draw:transform="rotate (1.5707963267949) translate (3.113cm 9.355cm)">
          <draw:text-box>
            <text:p text:style-name="P3">2014</text:p>
          </draw:text-box>
        </draw:frame>
        <draw:line draw:style-name="gr2" draw:text-style-name="P1" draw:layer="layout" svg:x1="6.04cm" svg:y1="9.228cm" svg:x2="6.05cm" svg:y2="9.96cm">
          <text:p/>
        </draw:line>
        <draw:line draw:style-name="gr2" draw:text-style-name="P1" draw:layer="layout" svg:x1="8.64cm" svg:y1="9.228cm" svg:x2="8.65cm" svg:y2="9.96cm">
          <text:p/>
        </draw:line>
        <draw:line draw:style-name="gr2" draw:text-style-name="P1" draw:layer="layout" svg:x1="11.14cm" svg:y1="9.228cm" svg:x2="11.15cm" svg:y2="9.96cm">
          <text:p/>
        </draw:line>
        <draw:line draw:style-name="gr2" draw:text-style-name="P1" draw:layer="layout" svg:x1="13.74cm" svg:y1="9.228cm" svg:x2="13.75cm" svg:y2="9.96cm">
          <text:p/>
        </draw:line>
        <draw:line draw:style-name="gr2" draw:text-style-name="P1" draw:layer="layout" svg:x1="16.24cm" svg:y1="9.228cm" svg:x2="16.25cm" svg:y2="9.96cm">
          <text:p/>
        </draw:line>
        <draw:line draw:style-name="gr2" draw:text-style-name="P1" draw:layer="layout" svg:x1="18.84cm" svg:y1="9.228cm" svg:x2="18.85cm" svg:y2="9.96cm">
          <text:p/>
        </draw:line>
        <draw:line draw:style-name="gr2" draw:text-style-name="P1" draw:layer="layout" svg:x1="21.34cm" svg:y1="9.228cm" svg:x2="21.35cm" svg:y2="9.96cm">
          <text:p/>
        </draw:line>
        <draw:line draw:style-name="gr2" draw:text-style-name="P1" draw:layer="layout" svg:x1="23.84cm" svg:y1="9.228cm" svg:x2="23.85cm" svg:y2="9.96cm">
          <text:p/>
        </draw:line>
        <draw:frame draw:style-name="gr6" draw:text-style-name="P4" draw:layer="layout" svg:width="3.378cm" svg:height="0.962cm" draw:transform="rotate (1.5707963267949) translate (5.513cm 9.355cm)">
          <draw:text-box>
            <text:p text:style-name="P3">2015</text:p>
          </draw:text-box>
        </draw:frame>
        <draw:frame draw:style-name="gr6" draw:text-style-name="P4" draw:layer="layout" svg:width="3.378cm" svg:height="0.962cm" draw:transform="rotate (1.5707963267949) translate (8.113cm 9.355cm)">
          <draw:text-box>
            <text:p text:style-name="P3">2016</text:p>
          </draw:text-box>
        </draw:frame>
        <draw:frame draw:style-name="gr6" draw:text-style-name="P4" draw:layer="layout" svg:width="3.378cm" svg:height="0.962cm" draw:transform="rotate (1.5707963267949) translate (10.713cm 9.355cm)">
          <draw:text-box>
            <text:p text:style-name="P3">2017</text:p>
          </draw:text-box>
        </draw:frame>
        <draw:frame draw:style-name="gr6" draw:text-style-name="P4" draw:layer="layout" svg:width="3.378cm" svg:height="0.962cm" draw:transform="rotate (1.5707963267949) translate (13.313cm 9.355cm)">
          <draw:text-box>
            <text:p text:style-name="P3">2018</text:p>
          </draw:text-box>
        </draw:frame>
        <draw:frame draw:style-name="gr6" draw:text-style-name="P4" draw:layer="layout" svg:width="3.378cm" svg:height="0.962cm" draw:transform="rotate (1.5707963267949) translate (15.813cm 9.355cm)">
          <draw:text-box>
            <text:p text:style-name="P3">2019</text:p>
          </draw:text-box>
        </draw:frame>
        <draw:frame draw:style-name="gr6" draw:text-style-name="P4" draw:layer="layout" svg:width="3.378cm" svg:height="0.962cm" draw:transform="rotate (1.5707963267949) translate (18.413cm 9.355cm)">
          <draw:text-box>
            <text:p text:style-name="P3">2020</text:p>
          </draw:text-box>
        </draw:frame>
        <draw:frame draw:style-name="gr6" draw:text-style-name="P4" draw:layer="layout" svg:width="3.378cm" svg:height="0.962cm" draw:transform="rotate (1.5707963267949) translate (20.813cm 9.355cm)">
          <draw:text-box>
            <text:p text:style-name="P3">2021</text:p>
          </draw:text-box>
        </draw:frame>
        <draw:frame draw:style-name="gr6" draw:text-style-name="P4" draw:layer="layout" svg:width="3.378cm" svg:height="0.962cm" draw:transform="rotate (1.5707963267949) translate (23.313cm 9.355cm)">
          <draw:text-box>
            <text:p text:style-name="P3">2022</text:p>
          </draw:text-box>
        </draw:frame>
        <draw:line draw:style-name="gr2" draw:text-style-name="P1" draw:layer="layout" svg:x1="20.223cm" svg:y1="9.928cm" svg:x2="20.208cm" svg:y2="13.382cm">
          <text:p/>
        </draw:line>
        <draw:line draw:style-name="gr2" draw:text-style-name="P1" draw:layer="layout" svg:x1="21.607cm" svg:y1="4.175cm" svg:x2="21.609cm" svg:y2="9.882cm">
          <text:p/>
        </draw:line>
        <draw:line draw:style-name="gr2" draw:text-style-name="P1" draw:layer="layout" svg:x1="20.024cm" svg:y1="6.428cm" svg:x2="20.009cm" svg:y2="9.882cm">
          <text:p/>
        </draw:line>
        <draw:frame draw:style-name="gr4" draw:text-style-name="P2" draw:layer="layout" svg:width="3.493cm" svg:height="1.673cm" svg:x="18.362cm" svg:y="5.445cm">
          <draw:text-box>
            <text:p>MR-RAPS</text:p>
          </draw:text-box>
        </draw:frame>
        <draw:line draw:style-name="gr2" draw:text-style-name="P1" draw:layer="layout" svg:x1="19.522cm" svg:y1="9.928cm" svg:x2="19.522cm" svg:y2="11.516cm">
          <text:p/>
        </draw:line>
        <draw:frame draw:style-name="gr4" draw:text-style-name="P2" draw:layer="layout" svg:width="3.493cm" svg:height="1.673cm" svg:x="16.922cm" svg:y="11.695cm">
          <draw:text-box>
            <text:p>CoMM-S2</text:p>
          </draw:text-box>
        </draw:frame>
        <draw:line draw:style-name="gr2" draw:text-style-name="P1" draw:layer="layout" svg:x1="6.94cm" svg:y1="9.928cm" svg:x2="6.94cm" svg:y2="11.516cm">
          <text:p/>
        </draw:line>
        <draw:frame draw:style-name="gr7" draw:text-style-name="P2" draw:layer="layout" svg:width="3.81cm" svg:height="1.587cm" svg:x="6.08cm" svg:y="11.695cm">
          <draw:text-box>
            <text:p>MR-Egger</text:p>
          </draw:text-box>
        </draw:frame>
        <draw:line draw:style-name="gr2" draw:text-style-name="P1" draw:layer="layout" svg:x1="9.325cm" svg:y1="6.428cm" svg:x2="9.31cm" svg:y2="9.882cm">
          <text:p/>
        </draw:line>
        <draw:frame draw:style-name="gr8" draw:text-style-name="P2" draw:layer="layout" svg:width="6.668cm" svg:height="0.962cm" svg:x="8.937cm" svg:y="5.427cm">
          <draw:text-box>
            <text:p>WMR</text:p>
          </draw:text-box>
        </draw:frame>
        <draw:line draw:style-name="gr2" draw:text-style-name="P1" draw:layer="layout" svg:x1="16.024cm" svg:y1="9.928cm" svg:x2="16.009cm" svg:y2="13.382cm">
          <text:p/>
        </draw:line>
        <draw:frame draw:style-name="gr9" draw:text-style-name="P2" draw:layer="layout" svg:width="4.445cm" svg:height="1.905cm" svg:x="14.1cm" svg:y="13.517cm">
          <draw:text-box>
            <text:p>GSMR</text:p>
          </draw:text-box>
        </draw:frame>
        <draw:line draw:style-name="gr2" draw:text-style-name="P1" draw:layer="layout" svg:x1="18.507cm" svg:y1="4.176cm" svg:x2="18.509cm" svg:y2="9.883cm">
          <text:p/>
        </draw:line>
        <draw:frame draw:style-name="gr4" draw:text-style-name="P2" draw:layer="layout" svg:width="2.712cm" svg:height="1.673cm" svg:x="17.02cm" svg:y="3.228cm">
          <draw:text-box>
            <text:p>MRMix</text:p>
          </draw:text-box>
        </draw:frame>
        <draw:line draw:style-name="gr2" draw:text-style-name="P1" draw:layer="layout" svg:x1="18.125cm" svg:y1="6.428cm" svg:x2="18.11cm" svg:y2="9.882cm">
          <text:p/>
        </draw:line>
        <draw:frame draw:style-name="gr4" draw:text-style-name="P2" draw:layer="layout" svg:width="3.493cm" svg:height="1.673cm" svg:x="16.063cm" svg:y="5.446cm">
          <draw:text-box>
            <text:p>BWMR</text:p>
          </draw:text-box>
        </draw:frame>
        <draw:line draw:style-name="gr2" draw:text-style-name="P1" draw:layer="layout" svg:x1="14.607cm" svg:y1="4.176cm" svg:x2="14.609cm" svg:y2="9.883cm">
          <text:p/>
        </draw:line>
        <draw:frame draw:style-name="gr4" draw:text-style-name="P2" draw:layer="layout" svg:width="4.985cm" svg:height="1.673cm" svg:x="11.22cm" svg:y="3.229cm">
          <draw:text-box>
            <text:p>MR-PRESS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10:50:43.712455696</meta:creation-date>
    <dc:date>2022-02-19T11:57:38.568480960</dc:date>
    <meta:editing-duration>PT3M43S</meta:editing-duration>
    <meta:editing-cycles>1</meta:editing-cycles>
    <meta:document-statistic meta:object-count="50"/>
    <meta:generator>LibreOffice/7.2.5.2$Linux_X86_64 LibreOffice_project/20$Build-2</meta:generator>
  </office:meta>
</office:document-meta>
</file>